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weight="normal" style:font-weight-asian="normal" style:font-weight-complex="normal"/>
    </style:style>
    <style:style style:name="P2" style:family="paragraph" style:parent-style-name="Standard">
      <style:paragraph-properties fo:text-align="justify" style:justify-single-word="false"/>
      <style:text-properties fo:color="#000000" style:font-name="Calibri" fo:language="en" fo:country="US" fo:font-weight="bold" style:font-weight-asian="bold" style:font-weight-complex="bold"/>
    </style:style>
    <style:style style:name="P3" style:family="paragraph" style:parent-style-name="Standard">
      <style:paragraph-properties fo:text-align="justify" style:justify-single-word="false"/>
      <style:text-properties fo:color="#000000" style:font-name="Calibri" fo:font-size="12pt" fo:language="en" fo:country="US" fo:font-weight="normal" style:font-size-asian="10.5pt" style:font-weight-asian="normal" style:font-size-complex="12pt" style:font-weight-complex="normal"/>
    </style:style>
    <style:style style:name="P4" style:family="paragraph" style:parent-style-name="Standard">
      <style:paragraph-properties fo:margin-left="0.9791in" fo:margin-right="0in" fo:margin-top="0in" fo:margin-bottom="0.028in" fo:text-align="justify" style:justify-single-word="false" fo:text-indent="-0.9791in" style:auto-text-indent="false">
        <style:tab-stops/>
      </style:paragraph-properties>
      <style:text-properties fo:color="#000000" style:font-name="Calibri" fo:font-size="11pt" fo:language="en" fo:country="US" fo:font-weight="normal" style:font-size-asian="9.60000038146973pt" style:font-weight-asian="normal" style:font-size-complex="11pt" style:font-weight-complex="normal"/>
    </style:style>
    <style:style style:name="P5" style:family="paragraph" style:parent-style-name="Standard">
      <style:paragraph-properties fo:margin-left="0.9791in" fo:margin-right="0in" fo:margin-top="0in" fo:margin-bottom="0.028in" fo:text-align="justify" style:justify-single-word="false" fo:text-indent="-0.9791in" style:auto-text-indent="false"/>
      <style:text-properties fo:color="#000000" style:font-name="Calibri" fo:font-size="11pt" fo:language="en" fo:country="US" style:font-size-asian="11pt" style:font-size-complex="11pt"/>
    </style:style>
    <style:style style:name="P6" style:family="paragraph" style:parent-style-name="Standard">
      <style:paragraph-properties fo:margin-top="0in" fo:margin-bottom="0in" fo:text-align="justify" style:justify-single-word="false"/>
      <style:text-properties fo:color="#000000" style:font-name="Calibri" fo:font-size="14pt" fo:language="en" fo:country="US" style:font-size-asian="14pt" style:font-size-complex="14pt"/>
    </style:style>
    <style:style style:name="P7" style:family="paragraph" style:parent-style-name="Standard">
      <style:paragraph-properties fo:margin-left="0.9835in" fo:margin-right="0in" fo:margin-top="0in" fo:margin-bottom="0.028in" fo:text-align="justify" style:justify-single-word="false" fo:text-indent="-0.9835in" style:auto-text-indent="false"/>
      <style:text-properties fo:color="#000000" style:font-name="Calibri" fo:font-size="11pt" fo:language="en" fo:country="US" style:font-size-asian="11pt" style:font-size-complex="11pt"/>
    </style:style>
    <style:style style:name="P8" style:family="paragraph" style:parent-style-name="Standard">
      <style:paragraph-properties fo:margin-left="0.9835in" fo:margin-right="0in" fo:margin-top="0in" fo:margin-bottom="0.028in" fo:text-align="justify" style:justify-single-word="false" fo:text-indent="-0.9835in" style:auto-text-indent="false">
        <style:tab-stops/>
      </style:paragraph-properties>
      <style:text-properties fo:color="#000000" style:font-name="Calibri" fo:font-size="11pt" fo:language="en" fo:country="US" fo:font-weight="normal" style:font-size-asian="11pt" style:font-weight-asian="normal" style:font-size-complex="11pt" style:font-weight-complex="normal"/>
    </style:style>
    <style:style style:name="P9" style:family="paragraph" style:parent-style-name="Standard">
      <style:paragraph-properties fo:margin-left="0.9791in" fo:margin-right="0in" fo:margin-top="0in" fo:margin-bottom="0in" fo:text-align="justify" style:justify-single-word="false" fo:text-indent="-0.9898in" style:auto-text-indent="false">
        <style:tab-stops/>
      </style:paragraph-properties>
      <style:text-properties fo:color="#000000" style:font-name="Calibri" fo:font-size="11pt" fo:language="en" fo:country="US" fo:font-weight="normal"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color="#000000" style:font-name="Calibri" fo:font-size="12pt" fo:language="en" fo:country="US"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Calibri" fo:font-size="14pt" fo:language="en" fo:country="US" fo:font-weight="normal"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color="#000000" style:font-name="Calibri" fo:font-size="14pt" fo:language="en" fo:country="US" fo:font-weight="normal" style:font-size-asian="14pt" style:font-weight-asian="normal" style:font-size-complex="14pt" style:font-weight-complex="normal"/>
    </style:style>
    <style:style style:name="P13" style:family="paragraph" style:parent-style-name="Standard">
      <style:paragraph-properties fo:margin-left="0.9791in" fo:margin-right="0in" fo:text-align="justify" style:justify-single-word="false" fo:text-indent="-0.9791in" style:auto-text-indent="false">
        <style:tab-stops/>
      </style:paragraph-properties>
      <style:text-properties fo:color="#000000" style:font-name="Calibri" fo:font-size="11pt" fo:language="en" fo:country="US" fo:font-weight="normal" style:font-size-asian="9.60000038146973pt" style:font-weight-asian="normal" style:font-size-complex="11pt" style:font-weight-complex="normal"/>
    </style:style>
    <style:style style:name="P14" style:family="paragraph" style:parent-style-name="Standard">
      <style:paragraph-properties fo:margin-left="0.9791in" fo:margin-right="0in" fo:margin-top="0in" fo:margin-bottom="0.028in" fo:text-align="justify" style:justify-single-word="false" fo:text-indent="-0.9791in" style:auto-text-indent="false">
        <style:tab-stops/>
      </style:paragraph-properties>
      <style:text-properties fo:color="#000000" style:font-name="Calibri" fo:font-size="11pt" fo:language="en" fo:country="US" fo:font-weight="normal" style:font-size-asian="11pt" style:font-weight-asian="normal" style:font-size-complex="11pt" style:font-weight-complex="normal"/>
    </style:style>
    <style:style style:name="P15" style:family="paragraph" style:parent-style-name="Standard">
      <style:paragraph-properties fo:margin-left="0in" fo:margin-right="0in" fo:text-align="justify" style:justify-single-word="false" fo:text-indent="0in" style:auto-text-indent="false">
        <style:tab-stops/>
      </style:paragraph-properties>
      <style:text-properties fo:color="#000000" style:font-name="Calibri" fo:font-size="11pt" fo:language="en" fo:country="US" fo:font-weight="normal" style:font-size-asian="9.60000038146973pt" style:font-weight-asian="normal" style:font-size-complex="11pt" style:font-weight-complex="normal"/>
    </style:style>
    <style:style style:name="P16" style:family="paragraph" style:parent-style-name="Standard">
      <style:paragraph-properties fo:margin-left="0.9835in" fo:margin-right="0in" fo:margin-top="0in" fo:margin-bottom="0.028in" fo:text-align="justify" style:justify-single-word="false" fo:text-indent="-0.9835in" style:auto-text-indent="false">
        <style:tab-stops/>
      </style:paragraph-properties>
      <style:text-properties fo:color="#000000" style:font-name="Calibri" fo:font-size="11pt" fo:language="en" fo:country="US" fo:font-weight="normal" style:font-size-asian="11pt" style:font-weight-asian="normal" style:font-size-complex="11pt" style:font-weight-complex="normal"/>
    </style:style>
    <style:style style:name="P17" style:family="paragraph" style:parent-style-name="Standard">
      <style:paragraph-properties fo:margin-left="0.9835in" fo:margin-right="0in" fo:margin-top="0in" fo:margin-bottom="0.028in" fo:text-align="justify" style:justify-single-word="false" fo:text-indent="-0.9835in" style:auto-text-indent="false">
        <style:tab-stops/>
      </style:paragraph-properties>
      <style:text-properties fo:color="#000000" style:font-name="Calibri" fo:font-size="11pt" fo:language="en" fo:country="US" fo:font-weight="normal" style:font-size-asian="9.60000038146973pt" style:font-weight-asian="normal" style:font-size-complex="11pt" style:font-weight-complex="normal"/>
    </style:style>
    <style:style style:name="T1" style:family="text">
      <style:text-properties fo:font-size="12pt" style:font-size-asian="10.5pt" style:font-size-complex="12pt"/>
    </style:style>
    <style:style style:name="T2" style:family="text">
      <style:text-properties fo:font-size="12pt" fo:language="en" fo:country="US" style:font-size-asian="10.5pt" style:font-size-complex="12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style:text-position="super 58%"/>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wan<text:span text:style-name="T1"> Burns</text:span></text:p>
      <text:p text:style-name="P3">Room 11A – Ettrick House</text:p>
      <text:p text:style-name="P3">Heriot Watt University, Edimburgh</text:p>
      <text:p text:style-name="P3">07530 151 920</text:p>
      <text:p text:style-name="P1"><text:a xlink:type="simple" xlink:href="mailto:burns.ewan@gmail.com"><text:span text:style-name="T2">burns.ewan@gmail.com</text:span></text:a></text:p>
      <text:p text:style-name="P3">1991-10-04</text:p>
      <text:p text:style-name="P3"/>
      <text:p text:style-name="P3">A young and dynamic computer science student, having studied and worked in a variety of different environments and countries. Skills include software development and writing technical reports to described the functionalities of those softwares.</text:p>
      <text:p text:style-name="P3"/>
      <text:p text:style-name="P11"><text:tab/><text:span text:style-name="T4">Marketable skills</text:span></text:p>
      <text:p text:style-name="P15"/>
      <text:p text:style-name="P15">Familiar with a wide variety of OS, including Linux (Ubuntu 10.04 to 11.10, Lubuntu 11.04), Windows (XP, Vista, 7) and Android (3.2). Usage of a variety of different office suites for writing technical reports, editing spreadsheets and creating PowerPoint presentations (LibreOffice, OpenOffice, Microsoft Office and PolarisOffice).</text:p>
      <text:p text:style-name="P15"/>
      <text:p text:style-name="P15">Taught a wide range of programming languages, including C/C++, CUDA, Python and VHDL during his studies and professional experiences, where the creation of short or long term projects using these languages, and able to write effective and efficient source code in those languages. Able to learn new languages easily using manuals, on-line documentations and tutorials, such as JAVA language.</text:p>
      <text:p text:style-name="P15"/>
      <text:p text:style-name="P15">Teamwork and leadership skills acquired through hands on experience during summer jobs, notably leading a 5 to 8-man team of employees in a fast food restaurant, organizing the activities and closing the restaurant alone.</text:p>
      <text:p text:style-name="P15"/>
      <text:p text:style-name="P15">Bilingual in French (living in France from 1995 to 2011) and English (mother tongue), as well as 7 years of German studies (2001 - 2009).</text:p>
      <text:p text:style-name="P4"/>
      <text:p text:style-name="P6"><text:tab/><text:span text:style-name="T4">Professional</text:span><text:span text:style-name="T3"> Experience</text:span></text:p>
      <text:p text:style-name="P9">2011<text:tab/>Two-month contract (July-August) as employee, with rapid promotion to assistant manager, for the largest franchise of Subway in France (three restaurants in Paris). Organization of the Champs-Elysées restaurant and its staff, preparation of food and customer service</text:p>
      <text:p text:style-name="P7">2011<text:tab/>Ten-week internship (April-June) at the « Budapest University of Technology and Economics » (BUTE), Hungary. Programming of <text:span text:style-name="T5">NVIDIA</text:span><text:span text:style-name="T7"> GPU's</text:span>, realization of a BiGM solver for an electromagnetic wave scattering simulator. Joint paper at the 2011 JAPMED conference in Budapest</text:p>
      <text:p text:style-name="P8">2008<text:tab/>Volunteer salesman for the « Tour of Ireland » cycling event. Daily set up and dismantling of official merchandise stand at the start line</text:p>
      <text:p text:style-name="P15"/>
      <text:p text:style-name="P12"><text:tab/><text:span text:style-name="T4">Education</text:span></text:p>
      <text:p text:style-name="P13">2011-2012<text:tab/>Combined Studies in Computer Science and maths at Heriot-Watt University (Edinburgh, Scotland)</text:p>
      <text:p text:style-name="P13">2009-2011<text:tab/>Two-year University course at the IUT de Cachan (Cachan, France). Obtained diploma (DUT) in Electronics and Electrical Engineering (3<text:span text:style-name="T6">rd</text:span> overall)</text:p>
      <text:p text:style-name="P17">2009<text:tab/>French Scientific Baccalaureate at the Lycée Sainte Thérèse (Rambouillet, France)</text:p>
      <text:p text:style-name="P8"/>
      <text:p text:style-name="P6"><text:soft-page-break/><text:tab/><text:span text:style-name="T3">Hobbies and interests</text:span></text:p>
      <text:p text:style-name="P5">Music<text:tab/>Piano and guitar (electric, acoustic and bass). Bass player at a series of concerts</text:p>
      <text:p text:style-name="P14">Theater<text:tab/>Leading and secondary role for a series of theatrical presen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368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wan Burns</meta:initial-creator>
    <meta:creation-date>2011-08-03T15:15:23</meta:creation-date>
    <dc:date>2011-10-14T20:53:22</dc:date>
    <meta:editing-duration>PT2H9M9S</meta:editing-duration>
    <meta:editing-cycles>39</meta:editing-cycles>
    <meta:generator>LibreOffice/3.4$Linux LibreOffice_project/340m1$Build-302</meta:generator>
    <dc:creator>Ewan Burns</dc:creator>
    <meta:document-statistic meta:table-count="0" meta:image-count="0" meta:object-count="0" meta:page-count="2" meta:paragraph-count="23" meta:word-count="396" meta:character-count="2706" meta:non-whitespace-character-count="2329"/>
    <meta:user-defined meta:name="Info 1"/>
    <meta:user-defined meta:name="Info 2"/>
    <meta:user-defined meta:name="Info 3"/>
    <meta:user-defined meta:name="Info 4"/>
  </office:meta>
</office:document-meta>
</file>